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2.8058333333333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94229166666667cm" style:use-optimal-column-width="true"/>
    </style:style>
    <style:style style:name="co5" style:family="table-column">
      <style:table-column-properties fo:break-before="auto" style:column-width="4.7625cm" style:use-optimal-column-width="true"/>
    </style:style>
    <style:style style:name="co6" style:family="table-column">
      <style:table-column-properties fo:break-before="auto" style:column-width="10.31875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able:cell-range-source table:name="Export-JRC-Data-Catalogue" table:last-column-spanned="7" table:last-row-spanned="143" xlink:href="/Users/vaccalo/AIWatchT6/AI-Watch-T6-public-data/Export-JRC-Data-Catalogue.csv"/>
            <text:p>titl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dministrative leve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I type</text:p>
          </table:table-cell>
          <table:table-cell office:value-type="string" table:style-name="ce1">
            <text:p>COFOG first level</text:p>
          </table:table-cell>
          <table:table-cell office:value-type="string" table:style-name="ce1">
            <text:p>COFOG second lev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a - Public chatbot on relevant questions for companies on the subject of the corona crisis and the economy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usp.gv.at/Portal.Node/usp/public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Paas - Technical procurement documents comparis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cpaas.digipolis.be/nl/product/NLP-engine/abou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 System - Mobile phone usage on vehicles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vias.be/nl/newsroom/succesvolle-test-met-camerasysteem-om-gsm-gebruik-achter-het-stuur-te-detecteren-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itizenLab - Citizen participation platform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tizenlab.co/blog/product-update/natural-language-processing-at-citizenlab-how-machine-learning-can-transform-citizen-engagement-projec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emish Infoline - Automatic classification of incoming phone calls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innovatieveoverheidsopdrachten.be/en/projects/1700-supported-artificial-intelligenc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VO - List of multiple AI projects in the agricultural domai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lvo.vlaanderen.be/en/search-results?q=Artificial+intelligence&amp;id=home&amp;l=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bnet - Reskilling, upskilling and retraining of peopl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agoria.be/nl/VDAB-gebruikt-AI-om-jobmatching-te-verrijk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AB - Chatbot for joob seekers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tracebrussel.be/nieuws/vdab-experimenteert-met-chatbots-en-tinderdiens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ntrustingen - Enabling accurate predictions to detect day-care services which require further inspec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dialogic.nl/wp-content/uploads/2018/06/VTOM-Small-Kids-Big-Data-Frank-Bongers-mei-2018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loon - Agricultural subsidy monitoring with the use of GeoAI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nspire.ec.europa.eu/sites/default/files/1._location_intelligence_-_gartner_v1.2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ovdic - City Concierge Chatbot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umni.bg/en/plovdiv-city-concierge-chat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ija - Virtual assistant supporting advising suspected COVID-19 infections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ndrija.ai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pe - Chatbot informing work of the Civil Protection Staff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themayor.eu/en/a/view/coronavirus-chatbot-educates-the-citizens-of-vinkovci-479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terAnalytics - Water quality monitoring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wateranalytics.eu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IN - Smart Water optimising energy consumption<text:s/>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quatechtrade.com/news/article/video-story-digital-denmark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ti's AI - Emergency medical services real-time speech analysis for cardiac prediction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weforum.org/agenda/2018/06/this-ai-detects-cardiac-arrests-during-emergency-calls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hvervsstyrelsen - Detection of errors in business statement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custom-page/attachment/2020-07/Study%20on%20public%20sector%20data%20strategies%2C%20policies%20and%20governance%20%E2%80%93%20ANNEX%20Case%20studies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i - chatbot for citizens' enquirie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frederiksberg.dk/nyheder/frederiksberg-kommune-deltager-i-forsog-med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el - Speed cameras for detecting speeding violation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atel.eu/en/solutions/e-government-solutions/item/417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hanced Care Management - Prediction model for hospitalisation/assistance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haigekassa-kasutuslu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-Residency - Chatbot for customer assistance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e-residency-blog/how-we-use-ai-to-help-users-get-answers-instantly-and-increase-customer-satisfaction-95d1a06caad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ns - A system for preparing of verbatim report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.riigikogu.ee/en/press-releases/others/the-riigikogu-has-a-new-system-for-making-verbatim-repor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i - Chatbot for Statistics Estonia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statistikaameti-kasutuslug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 - Predicting employment pathway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-estonia.com/new-e-estonia-factsheet-national-ai-kratt-strategy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igikogu - Language speech synthesiser fror the Estonian Parliament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rr.ee/1134953/eesti-viimaste-stenografistide-too-vottis-ule-ro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KAS - <text:s/>Detecting the agricultural grasslands chang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smos.ut.ee/en/news/information-system-satikas-helps-detect-mowing-using-satellite-data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VE - Chatbot for questions about emergency situation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ebot.e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xta Toolkit - Identyfying documents published without authoris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exta.ee/hom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ffic load - Machine vision for collecting information on traffic load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kratid.ee/tlt-kasutuslugu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-Road AI - Detect anomalies and incidents in Data Exchange Layer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ria-kasutuslugu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roraAI <text:s/>- Programme with many AI examples.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vm.fi/documents/10623/13292513/AuroraAI+development+and+implementation+plan+2019%E2%80%932023.pdf/7c96ee87-2b0e-dadd-07cd-0235352fc6f9/AuroraAI+development+and+implementation+plan+2019%E2%80%932023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e Fiva (RPA) - Support the Financial supervisory Authorit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ulkaisut.valtioneuvosto.fi/bitstream/handle/10024/161688/41_19_Leading%20the%20way%20into%20the%20age%20of%20artificial%20intelligence.pdf?sequence=4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lsinki HUH - Intensive care for premature bab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elsinki.fi/en/news/healthier-world/artificial-intelligence-evaluate-brain-maturity-preterm-infants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u - Chatbot about immigration processes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igri.fi/en/chat1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uloBot - Virtual assistan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ouka.fi/oulu/oulu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ek - Chatbo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inland/valtionhallinnon-chatbot-verkosto-neuvoo-ulkomaalaisia-yrityksen-perustamisessa-44eb1e0c4443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Bot - Chatbot for citizens about tax management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ero.fi/en/e-file/mytax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a - Chatbot answering retired peop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lassuranceretraite.fr/portail-info/sites/pub/hors-menu/actualites-nationales/retraite/2018/page-9.html<text:s/>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A - Chatbot for the invoicing portal for purchases by public author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o-online.com/actualites/lire-chorus-pro-aussi-aide-ses-utilisateurs-avec-un-chatbot-10199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akalab - Covid-19 Mask wearing <text:s/>detection In some French c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bc.com/news/world-europe-52529981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nch Fraud - Fraud detection value declara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iforhumanity.fr/pdfs/MissionVillani_Report_ENG-VF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lim - Targeting restaurant health inspec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griculture.gouv.fr/telecharger/116478?token=34e41e9143e50e1be2324f7d9bf7f7fceffe7183e5e97acb34d333c90a70b5a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BonneBo√Æte - Identification of companies with a high probability of hirin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social/BlobServlet?docId=20605&amp;langId=en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nJustice - Open case law, pseudonymization and enrichment of court decis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ntrepreneur-interet-general.etalab.gouv.fr/defis/2019/openjustice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Law cour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noiRH - Chatbot in HR management rules to facilitate acces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oprahr.com/docs/librariesprovider45/Documents/customer-testimonials---temoignage-clients/t%C3%A9moignage_le-cisirh-innove-avec-son-chatbot-rh-docx.pdf?sfvrsn=7eb4345b_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nauxFaibles - Predictive analysis of business difficul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beta.gouv.fr/startups/signaux-faibles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gainst pornography - Analysis of suspicious material<text:s/>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ehoerden-spiegel.de/2021/05/25/ki-im-kampf-gegen-kinderpornografie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I - ARC-D - Automatic Road Condition Detectio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palaimon.io/blog/arcd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-19 - Interdepartmental chatbot on the topic of Corona.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chatbot.it.bund.d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ild benefit - Voice assistant for parents suppor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effentliche-it.de/documents/10181/14412/KI+im+Beh%C3%B6rdeneinsatz+-+Erfahrungen+und+Empfehlungen<text:s/>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many's Federal Office for Migrants and Refugees - Refugee Language Detectio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w.com/en/automatic-speech-analysis-software-used-to-verify-refugees-dialects/a-37980819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vbot - <text:s/>Administrative search engine for citizens' enquiries<text:s/>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publicplan.de/projekt/verwaltungssuchmaschine-nrw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tification procedure - Automatic control of accident occurring at the workplac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effentliche-it.de/documents/10181/14412/KI+im+Beh%C3%B6rdeneinsatz+-+Erfahrungen+und+Empfehlungen<text:s/>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udy certificates - Automatic recognition for applying for child benefi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effentliche-it.de/documents/10181/14412/KI+im+Beh%C3%B6rdeneinsatz+-+Erfahrungen+und+Empfehlungen<text:s/>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RTH-MUKA - Public Organizations Multi-factor Misinformation Handling<text:s/>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4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App - Supporting the use of electronic control for home quarantine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√©da-KAFIR-ROBOTZSARU (‚ÄòRobocop‚Äô) - System Operated by the Police for Traffic Safety Automated Processing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Dublin Beat - Citizen opinion analysis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smartdublin.ie/smart-dublin-explores-how-ai-social-media-can-help-improve-the-city-region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A - Voicebot on calls from Irish taxpayer on tax clearanc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ps2020.gov.ie/actions/innovating-for-our-future/innovation/emerging-technology/artificial-intelligence/revenue-chatbot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rbot - Virtual assistant for museu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borbot.i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ovle - Management of health document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noovle.ch/project/arsenal-it-centro-veneto-ricerca-e-innovazione-per-la-sanita-digitale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R&amp;D health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erino - PIatform for the extraction and retrieval of online inform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searchgate.net/publication/323280575_NLP_and_Public_Engagement_the_Case_of_the_Italian_School_Reform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R&amp;D educat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 - humanoid robo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ongnocchi.it/news-ed-eventi/@news/robot-e-realta-virtuale-a-technology-hub-ecco-la-riabilitazione-innovativa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mart Planner - Navigation planning assistan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smartcommunitylab.it/app/</text:p>
          </table:table-cell>
          <table:table-cell office:value-type="string" table:style-name="ce1">
            <text:p>Planning and Schedul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LIA SF - Extract and organize knowledge coming from the analysis of a huge quantity of textual document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ocial-and-creative.interreg-med.eu/no-cache/press-room/news/detail/actualites/the-sc-community-tools-the-semantic-framewor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scana Open Research - Allows users to access information through "queries" without having to know the technical ter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://www.toscanaopenresearch.it/explore-the-data/#/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tomatic decision making of the Electronic Declaration System of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en/electronic-declaration-system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TS ITEMS - Road safety<text:s/>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nvestinlatvia.org/en/key-sectors/sectors/smart-city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go - Virtual Assistant for governments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cefdigital/wiki/download/attachments/61932141/2_04_Janis%20Ziedins_Artus%20Vasiljevskis_Hugo.lv-AI_powered_service.pdf?version=1&amp;modificationDate=1544438787726&amp;api=v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A - Pilot lung cancer risk assessme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ssuu.com/rigastehniskauniversitate/docs/innovation_2018_rudens_new_eng_link/5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s - Chatbot facilitating customer communication with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A - Chatbot regarding the process of enterprise registration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ecd-opsi.org/innovations/una-the-first-virtual-assistant-of-public-administration-in-latv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RIS - Reviews all the applicants to Rural Support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lad.gov.lv/en/news/the-robot-varis-has-started-work-at-the-rural-support-service-of-latvia-892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CIS - Machine learning to identify suspicious patterns (trade, financial flows)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fntt.lt/lt/ivykiai/fntt-kartu-su-partneriais-pradeda-igyvendinti-europos-sajungos-moksliniu-tyrimu-ir-inovaciju-lesomis-remiama-projekta/3768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Te' - Chatbot answering relevant questions regarding the COVID-19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ronastop.lrv.l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berscript - Automated speech translation for public organisation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mberscript.com/en/news/amberscript-makes-council-meetings-of-dutch-municipalities-accessible-to-the-deaf-and-hearing-impaired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PR - Car plate recognition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politie.nl/onderwerpen/anpr.html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s - Detection holding a phone in car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m.nl/actueel/nieuws/2020/11/12/openbaar-ministerie-start-digitale-handhaving-op-handheld-telefoongebruik-achter-het-stuur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 - Crime anticip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ceur-ws.org/Vol-2103/paper_6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tterdam ‚Äì Improving the usage of rooftop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www.dssgfellowship.org/project/identifying-rooftop-usage-in-rotterdam/?portfolioID=15901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Housing and community ameniti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WS - Machine learning for road accident prediction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dssgfellowship.org/project/rijkswaterstaat-netherlands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AP - Holiday rental hom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lgoritmeregister.amsterdam.nl/vakantieverhuur-woningfraude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Housing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A - Notificiations public spac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tada.city/en/nieuws/algorithms-for-more-fairness-in-the-city/</text:p>
          </table:table-cell>
          <table:table-cell office:value-type="string" table:style-name="ce1">
            <text:p>Optimisatio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Ri - Detect welfar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syri-netherlands-algorith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protect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omnia - The Burglary Predictor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xomnia.com/burglary-prediction-for-the-municipality-of-utrecht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oomia - Law enforcement optimiz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xomnia.com/law-enforcement-optimization-at-amsterda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 - classification of documents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4#id002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Foreign economic ai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 - Chatbot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3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ekassen - Improve control on students with loan payments and identifica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orwaytoday.info/education/artificial-intelligence-revealed-more-loan-fund-cheating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ncy - Access to National library assets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youtube.com/watch?v=o_6M_ZL7AuU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Educat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way AI for Diagnose and treating Breast cancer<text:s/>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ciencenorway.no/breast-cancer-cancer-technology/norwegian-researchers-are-developing-a-new-method-for-detecting-breast-cancer/1739574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way Chatbot - Chatbot for public administrations<text:s/>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oost.ai/articles/automation-for-the-people-using-conversational-ai-to-benefit-the-public-sector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sting of invoices - Robot to propose the correct posting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6#id0043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nett - Forecast service for weather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atascience.statnett.no/2018/04/27/from-idea-to-deployment-a-service-for-estimation-of-failure-probability-on-overhead-lines-based-on-the-current-weather-forecast/<text:s/>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Fuel and energ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ondHeim - Insolvency Predici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norden.diva-portal.org/smash/get/diva2:1375500/FULLTEXT01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I - Protection of digital infrastructur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7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Defence</text:p>
          </table:table-cell>
          <table:table-cell office:value-type="string" table:style-name="ce1">
            <text:p>Military defenc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nard - Speed camera system to flag potential traffic rules infringement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anard.gitd.gov.pl/cms/web/portal/o-projekcie-pois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- app on COVID-19 risk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pl/web/cyfryzacja/aplikacja-kwarantanna-domowa--ruszyl-proces-jej-udostepniania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land - Fraud Detection COVID-19 support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an.com.pl/en/business/identity-and-fraud/fraud-prevention-responses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e Clearance Chamber - financial risk indicator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pf.org.pl/en/wp-content/uploads/sites/3/2019/05/alGOVrithms-State-of-Play-Report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CM-SNS - Verification of medical prescription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portugal-automated-verification-prescriptions-medical-fraud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a2Help - Optimizing the allocation of resources for a better and faster response to medical emergencie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lert-online.com/br/news/health-portal/inteligencia-artificial-vai-ser-aplicada-as-emergencias-medicas</text:p>
          </table:table-cell>
          <table:table-cell office:value-type="string" table:style-name="ce1">
            <text:p>Optimisat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m.AI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rse-siga.spms.min-saude.pt/category/rse-siga-derm-ai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ISA - Entity and property inference for semantic archive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inesctec.pt/en/news/inesc-tec-wants-to-digitise-the-largest-documental-collection-of-portugal#abou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ilstopper - Study the compressed air system of the vehicle<text:s/>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inesctec.pt/en/projects/failstopper#intro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POscore - Predicting complications surgery and prognosis <text:s/>of cancer patient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fct.pt/media/docs/Brochura_ResearchinDataScienceandAIappliedtoPA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R&amp;D health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rtugal - <text:s/>Predicting long term unemploymen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nline.ucpress.edu/gp/article-abstract/1/1/12908/110741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ma - Chatbot on changing citizens' addres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news/2019-09/ISA2_Architecture%20for%20public%20service%20chatbots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a - Automatic processing of requests of public services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romaniajournal.ro/society-people/antonia-the-first-virtual-public-servant-in-roman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harest airport - Face recognition<text:s/>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ti.eu.com/press-releases/uti-will-implement-face-recognition-and-intelligent-image-analysis-systems-with-otopeni-airport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verSi - Chatbot to faster burocrac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topbyrokracii.s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A - AI algorithms in audit methodology detecting potential fraud when prescribing medicines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ennikn.sk/blog/1561696/big-data-ukazali-nestandardne-predpisovanie-liekov-usporime-tak-statisice-eur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xana - Chatbot for financial administration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youtube.com/watch?v=UQ_XRlIFtrQ &amp; https://www.podnikajte.sk/dane/taxana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mantic analyser - Document analyser for the public administration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io.gov.si/nio/asset/semanticni+analizator+besedi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 Service - Answer FAQ from citizens and burocratic terms into informal languag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inline-files/08-2%20Salvador_Estevan_Martinez%20and%20Doaa_Samy_0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<text:s/>- Boost relations with citizen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vanttic.com/actualidad/el-chatbot-del-ayuntamiento-de-sant-just-desvern-premiado-en-oracle-openworld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engirola Town Hall - measuring beach attenda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uroweeklynews.com/2020/05/04/costa-del-sols-fuengirola-will-use-artificial-intelligence-to-control-capacity-at-beaches-and-public-spaces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Recreational and sporting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c√© - citizen science for better urban lif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merce.300000.eu/data2/informe_merce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 II - Robot for elderly peopl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arcelona.cat/infobarcelona/en/tema/senior-citizens/misty-ii-the-social-robot-becomes-part-of-the-lives-of-twenty-senior-citizens_907645.html</text:p>
          </table:table-cell>
          <table:table-cell office:value-type="string" table:style-name="ce1">
            <text:p>Robotics and Automatio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Old ag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ots - Testing <text:s/>Covid-19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omputerweekly.com/news/252480445/Coronavirus-Spain-to-use-Artificial-intelligence-to-automate-testin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iPol - Detect false police report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ciencedirect.com/science/article/abs/pii/S095070511830128X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oGen - Forecast gender viole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viogen-algorithm-gender-violence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IDA - Interpreting detailed plan provisio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martbuilt.se/projekt/innovationer-och-nya-tillaempningar/aid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apis - Prevention of heart- and lung-diseas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scapis.org/about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katti - Answering system about population registration and income tax retur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katteverket.se/omoss/kontaktaoss/chattamedvardigitalamedarbetare.4.2cf1b5cd163796a5c8b403b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KOSA - Interpreting medical informatio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computersweden.idg.se/2.2683/1.720144/forsakringskassan-ai-stod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ockholm3 - Diagnosing prostate cancer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eithealth.eu/news-article/study-ai-system-effective-in-diagnosing-prostate-cancer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wedish Land Registry (SLR) - Fostering efficiency when dealing with land registry request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uk/government/case-studies/natural-language-processing-for-land-registry-documentation-in-sweden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ngai - Robot in recruitment process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pplands-bro.se/kommun--politik/om-kommunen/information-om-coronaviruset/nyheter-corona/2020-05-05-kommunen-tar-nasta-steg-i-fordomsfri-rekrytering-med-intervjuroboten-tengai.html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elleborg - Automated social welfare decisio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valcon.com/insights/trelleborg-robotics-solution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exclus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FS - Plausibility check on quality and reliability of administrative data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mental.bfs.admin.ch/expstat/de/home/innovative-datenwissenschaft/plausi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- Offer residents and tourism better access to information and services from the administration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government.ch/de/dokumentation/webpublikation/projekte/leistungen-fur-die-bevolkerung/chatbot-fur-die-offentliche-verwaltung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- Security institution information, find the ones entitled to premium reductions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leaderdigital.ch/news/sva-will-chatbot-angebot-ausbauen-2718.html<text:s/>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 - Chatbot answering questions on insurance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previon.ch/projekte/maxi-der-clevere-chatbot-der-sva-aarga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GAuto - Assign or control codes to companies for economic activities<text:s/>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mental.bfs.admin.ch/expstat/en/home/innovation-data-science/nogauto.htm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R&amp;D economic affai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fugees - Assigning asylum seekers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rf.ch/news/schweiz/jobs-fuer-fluechtlinge-algorithmus-verteilt-neu-asylbewerber-auf-kantone</text:p>
          </table:table-cell>
          <table:table-cell office:value-type="string" table:style-name="ce1">
            <text:p>Optimisat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lia - Chatbot helping local residents find city servi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kauthority.com/articles/enfield-joins-microsoft-in-citizenbot-projec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bylon - Health interactive symptom check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abylonhealth.co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VSA MOT - <text:s/>Intelligent, data-driven approach to better target Driver and Vehicle Standards Agency (DVSA) resour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uk/government/case-studies/how-the-department-for-transport-used-ai-to-improve-mot-testin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HPS - Early help profiling system to identify children and families considered vulner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ackneycitizen.co.uk/2018/10/18/council-360k-xantura-software-profiles-troubled-families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T - Assessment risk tool, predictive policing based on person dat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andfonline.com/doi/pdf/10.1080/13600834.2018.1458455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velBot - Chatbot for travel informa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tfl.gov.uk/info-for/media/press-releases/2017/june/tfl-launches-new-social-media-travelb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number-rows-repeated="1048433" table:style-name="ro1">
          <table:table-cell table:number-columns-repeated="16384"/>
        </table:table-row>
        <table:named-expressions>
          <table:named-range table:name="Export_JRC_Data_Catalogue" table:cell-range-address="Sheet1.$A$1:Sheet1.$G$143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Microsoft Office User</meta:initial-creator>
    <dc:creator>Microsoft Office User</dc:creator>
    <meta:creation-date>2021-06-21T11:00:05Z</meta:creation-date>
    <dc:date>2021-06-21T11:01:23Z</dc:date>
  </office:meta>
</office:document-meta>
</file>